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706" calcext:value-type="float">
            <text:p>2,70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556" calcext:value-type="float">
            <text:p>6,55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ce21"/>
        <table:table-column table:style-name="co19" table:default-cell-style-name="ce21"/>
        <table:table-column table:style-name="co18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1:48:47.89827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4T16:19:13.322889281</dc:date>
    <meta:editing-duration>P1DT12H51M40S</meta:editing-duration>
    <meta:editing-cycles>225</meta:editing-cycles>
    <meta:generator>LibreOffice/7.0.4.2$Linux_X86_64 LibreOffice_project/00$Build-2</meta:generator>
    <meta:document-statistic meta:table-count="4" meta:cell-count="6176" meta:object-count="0"/>
  </office:meta>
</office:document-meta>
</file>